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f6d" officeooo:paragraph-rsid="001dcf6d"/>
    </style:style>
    <style:style style:name="P2" style:family="paragraph" style:parent-style-name="Header">
      <style:text-properties officeooo:rsid="001dcf6d" officeooo:paragraph-rsid="001dcf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cf6d" officeooo:paragraph-rsid="001dcf6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Name: Thomas P. Brown</text:p>
        <text:p text:style-name="MP1">Resum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43:46.009035857</meta:creation-date>
    <dc:date>2019-02-13T15:45:59.236186004</dc:date>
    <meta:editing-duration>PT2M15S</meta:editing-duration>
    <meta:editing-cycles>1</meta:editing-cycles>
    <meta:document-statistic meta:table-count="0" meta:image-count="0" meta:object-count="0" meta:page-count="1" meta:paragraph-count="2" meta:word-count="5" meta:character-count="27" meta:non-whitespace-character-count="24"/>
    <meta:generator>LibreOffice/6.2.0.3$Linux_X86_64 LibreOffice_project/7214efd935fe89a596a09a8da3a4bcd40563e275</meta:generator>
  </office:meta>
</office:document-meta>
</file>